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b80047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14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15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16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L14">
      <style:paragraph-properties fo:text-align="start" style:justify-single-word="false"/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STAWY <text:s/>INŻYNIERII OPROGRAMOWANIA</text:p>
      <text:p text:style-name="P3"/>
      <text:p text:style-name="P3"><text:a xlink:type="simple" xlink:href="mailto:zalewska@uwb.edu.pl">zalewska@uwb.edu.pl</text:a></text:p>
      <text:p text:style-name="P2"/>
      <text:p text:style-name="P8"/>
      <text:p text:style-name="P4"/>
      <text:p text:style-name="P7">FAZA PROJEKTOWANIA</text:p>
      <text:p text:style-name="P7"/>
      <text:list xml:id="list35232079" text:style-name="L1">
        <text:list-item>
          <text:p text:style-name="P9">Cel: opracowanie szczegółowego opisu implementacji systemu</text:p>
        </text:list-item>
        <text:list-item>
          <text:p text:style-name="P9">Duża rola: środowisko implementacji (dobra znajomość j. Prog, bibliotek, narzedzi stosowanych w trakcie implementacji)</text:p>
        </text:list-item>
      </text:list>
      <text:p text:style-name="P5"/>
      <text:p text:style-name="P6">Zadania wykonywane </text:p>
      <text:list xml:id="list35233348" text:style-name="L2">
        <text:list-item>
          <text:p text:style-name="P10">uszczególowianie wyników analizy (projekt wystarczająco szczegółowy by być podstawą implementacji; zależy to od poziomu zaawansowania programistów)</text:p>
        </text:list-item>
        <text:list-item>
          <text:p text:style-name="P10">projektowanie skladowych systemu nie związanych z dziedziną problemu</text:p>
        </text:list-item>
        <text:list-item>
          <text:p text:style-name="P10">optymalizacja systemu</text:p>
        </text:list-item>
        <text:list-item>
          <text:p text:style-name="P10">dostosowanie do ograniczeń i możliwości środowiska implementacji</text:p>
        </text:list-item>
        <text:list-item>
          <text:p text:style-name="P10">określenie fizycznej struktury systemu</text:p>
        </text:list-item>
      </text:list>
      <text:p text:style-name="P5"/>
      <text:p text:style-name="P6">Uszczegółowianie wyników analizy</text:p>
      <text:list xml:id="list35234098" text:style-name="L3">
        <text:list-item>
          <text:p text:style-name="P11">podanie reguł odwzorowania notacji w struktury języka programowania</text:p>
        </text:list-item>
        <text:list-item>
          <text:p text:style-name="P11">uszczegółowianie metod:</text:p>
          <text:list>
            <text:list-header>
              <text:p text:style-name="P11">+ podanie nagłówków metod oraz ich parametrów</text:p>
              <text:p text:style-name="P11">+ określenie, które z metod będą realizowane jako funkcje wirtualne, a które jako zwykle funkcjje</text:p>
              <text:p text:style-name="P11">+ zastąpienie niektórych prostych metod bezpośrednim dostępem do atrybutów (np. PobierzNazwisko)</text:p>
              <text:p text:style-name="P11">+ zastąpienie niektórych atrybutów przez odpowiednie metody (Wiek, KosztDochodu)</text:p>
            </text:list-header>
          </text:list>
        </text:list-item>
        <text:list-item>
          <text:p text:style-name="P11">określenie sposobów implementacji związków – asosjacji</text:p>
          <text:p text:style-name="P11">(wiele sposobów: wprowadzenie dodatkowych atrybutów – pól;</text:p>
          <text:p text:style-name="P11"><text:s text:c="3"/>+ obiekty powiązanej klasy</text:p>
          <text:p text:style-name="P11"><text:s text:c="3"/>+ wskażniki (referencje) do obiektów powiązanej klasy</text:p>
          <text:p text:style-name="P11"><text:s text:c="3"/>+ identyfikatory obiektów powiązanej klasy</text:p>
        </text:list-item>
        <text:list-item>
          <text:p text:style-name="P11">reguly dla transformacji schematów obiektowych na relacyjne</text:p>
        </text:list-item>
      </text:list>
      <text:p text:style-name="P5"/>
      <text:p text:style-name="P6">Projektowanie składowych systemu nie związanych z dziedziną problemu</text:p>
      <text:p text:style-name="P6"/>
      <text:p text:style-name="P5">Gotowe oprogramowanie składa się z dodatkowych składowych:</text:p>
      <text:list xml:id="list35217033" text:style-name="L4">
        <text:list-item>
          <text:p text:style-name="P12">składowa interfejsu użytkownika (GUI)</text:p>
        </text:list-item>
        <text:list-item>
          <text:p text:style-name="P12">składowej zarządzania danymi (trwałe dane)</text:p>
        </text:list-item>
        <text:list-item>
          <text:p text:style-name="P12">składowe zarządzania pamięcią operacyjną</text:p>
        </text:list-item>
        <text:list-item>
          <text:p text:style-name="P12">składowe zarządzania zadaniami (podział czasu procesora)</text:p>
        </text:list-item>
      </text:list>
      <text:p text:style-name="P5"/>
      <text:p text:style-name="P6">Projektowanie interfejsu użytkownika</text:p>
      <text:list xml:id="list35234290" text:style-name="L5">
        <text:list-item>
          <text:p text:style-name="P13">interaktywne projektowanie dialogów, okien, menu, ikon, pasków narzędziowych z wykorzystaniem bogatego zestawu gotowych elementow</text:p>
        </text:list-item>
        <text:list-item>
          <text:p text:style-name="P13">definiowanie reakcji systemu na zajście pewnych zdarzeń czyli akcji podejmowanych przez uż (np. wybór z menu)</text:p>
        </text:list-item>
        <text:list-item>
          <text:p text:style-name="P13">realizacja komunikacji z uż:</text:p>
          <text:p text:style-name="P13">+ za pomocą linii komend</text:p>
          <text:p text:style-name="P13">+ w pelnoekranowym środowisku okienkowym</text:p>
          <text:p text:style-name="P13">(typowe sposoby wydawania przez uż poleceń systemowi:</text:p>
          <text:p text:style-name="P13"><text:s text:c="5"/>* wpisanie poleceń za pomoca linii komend</text:p>
          <text:p text:style-name="P13"><text:s text:c="5"/>* wybór opcji z menu</text:p>
          <text:p text:style-name="P13"><text:s text:c="5"/>* wciśnięcie odpowiedniej kombinacji klawiszy skrótu</text:p>
          <text:p text:style-name="P13"><text:s text:c="5"/>* korzystanie z ikon w pasku narzędziowym</text:p>
          <text:p text:style-name="P13"><text:s text:c="5"/>* wybór przycisku w dialogu</text:p>
          <text:p text:style-name="P13"><text:s text:c="5"/>* korzystanie z nawigacji kursorem myszy i jej przyciskow</text:p>
        </text:list-item>
      </text:list>
      <text:p text:style-name="P5"/>
      <text:p text:style-name="P6">Zasady projektowania interfejsu użytkownika:</text:p>
      <text:list xml:id="list35241070" text:style-name="L6">
        <text:list-item>
          <text:p text:style-name="P14">Spójność</text:p>
        </text:list-item>
        <text:list-item>
          <text:p text:style-name="P14">Skróty dla doświadczonych użytkowników</text:p>
        </text:list-item>
        <text:list-item>
          <text:p text:style-name="P14">Potwierdzenie przyjęcia zlecenia użytkownikami</text:p>
        </text:list-item>
        <text:list-item>
          <text:p text:style-name="P14">Prosta obsluga blędów</text:p>
        </text:list-item>
        <text:list-item>
          <text:p text:style-name="P14">Odwoływanie akcji (undo)</text:p>
        </text:list-item>
        <text:list-item>
          <text:p text:style-name="P14">Wrażenie kontroli nad systemem</text:p>
        </text:list-item>
        <text:list-item>
          <text:p text:style-name="P14">Nieobciążanie pamięci krotkotrwałej użytkownika</text:p>
        </text:list-item>
        <text:list-item>
          <text:p text:style-name="P14">Grupowanie powiązanych operacji</text:p>
        </text:list-item>
        <text:list-item>
          <text:p text:style-name="P25">Reguła Millera 7 +/- 2</text:p>
        </text:list-item>
      </text:list>
      <text:p text:style-name="P5"/>
      <text:p text:style-name="P6">Projektowanie składowej zarządzania danymi</text:p>
      <text:list xml:id="list35224080" text:style-name="L7">
        <text:list-item>
          <text:p text:style-name="P15">trwale dane mogą być przechowywane w: pliku lub bazie danych (relacyjne, obiektowe, inne)</text:p>
        </text:list-item>
      </text:list>
      <text:p text:style-name="P5"/>
      <text:p text:style-name="P6">Pliki:</text:p>
      <text:list xml:id="list36629670" text:continue-numbering="true" text:style-name="L7">
        <text:list-item>
          <text:p text:style-name="P15">poszczegolne elementy danych (zestawy obiektów lub krotek) mogą być przechowywane w jednej relacji lub pliku albo w odrębnym pliku dla każdego rodzaju obiektów lub krotek</text:p>
        </text:list-item>
        <text:list-item>
          <text:p text:style-name="P15">sprowadzenie danych do pamieci operacyjnej oraz zapisanie do trwalej pamięci może być na bieżąco, kiedy program zażąda dostępu i kiedy następuje zapełnienie bufora albo <text:s/>na zlecenie użytkownika</text:p>
        </text:list-item>
      </text:list>
      <text:p text:style-name="P5"/>
      <text:p text:style-name="P6">Zalety baz danych:</text:p>
      <text:list xml:id="list35235950" text:style-name="L8">
        <text:list-item>
          <text:p text:style-name="P16">wysoka efektywność i stabilność</text:p>
        </text:list-item>
        <text:list-item>
          <text:p text:style-name="P16">bezpieczeństwo i prywatność danych, spójność i integralność przetwarzania</text:p>
        </text:list-item>
        <text:list-item>
          <text:p text:style-name="P16">automatyczne sprawdzanie warunków integralności danych</text:p>
        </text:list-item>
        <text:list-item>
          <text:p text:style-name="P16">wielodostęp, przetwarzanie transakcji</text:p>
        </text:list-item>
        <text:list-item>
          <text:p text:style-name="P16">rozszerzalność </text:p>
        </text:list-item>
        <text:list-item>
          <text:p text:style-name="P16">możliwość geograficznego rozproszenia danych</text:p>
        </text:list-item>
        <text:list-item>
          <text:p text:style-name="P16">możliwość kaskadowego usuwania powiązanych danych</text:p>
        </text:list-item>
        <text:list-item>
          <text:p text:style-name="P16">dostęp poprzezz języki zapytan (np. SQL)</text:p>
        </text:list-item>
      </text:list>
      <text:p text:style-name="P5"/>
      <text:p text:style-name="P6">Wady relacyjnych baz danych</text:p>
      <text:list xml:id="list35224653" text:style-name="L9">
        <text:list-item>
          <text:p text:style-name="P17">konieczność przeprowadzenia nietrywialnych odwzorowań przy przejściu z modelu pojęciowego nna strukturę relacyjną</text:p>
        </text:list-item>
        <text:list-item>
          <text:p text:style-name="P17">ustalony format krotki powodujący trudności przy polach zmiennej dlugości</text:p>
        </text:list-item>
        <text:list-item>
          <text:p text:style-name="P17">trudności reprezentacji dużych wartości (grafiki, plików tekstowych)</text:p>
        </text:list-item>
        <text:list-item>
          <text:p text:style-name="P17">w niektorych sytuacjach duże narzuty na czas przetwarzania</text:p>
        </text:list-item>
        <text:list-item>
          <text:p text:style-name="P17">brak możliwości rozszerzalności typow (zagnieżdżanie danych)</text:p>
        </text:list-item>
      </text:list>
      <text:p text:style-name="P5"/>
      <text:p text:style-name="P6">Optymalizacja projektu</text:p>
      <text:list xml:id="list35218874" text:style-name="L10">
        <text:list-item>
          <text:p text:style-name="P18">bezpośrednia implementacja projektu może prowadzić do systemu o zbyt niskiej efektywności:</text:p>
          <text:p text:style-name="P18">+ niektóre funkcje mogą wykonywać się zbyt wolno</text:p>
          <text:p text:style-name="P18">+ struktury danych mogą wymagać zbyt dużej pamięci operacyjnej i masowej</text:p>
        </text:list-item>
        <text:list-item>
          <text:p text:style-name="P18">optymalizacja może być dokonana <text:s/>na poziomie projektu i/lub implementacji</text:p>
        </text:list-item>
        <text:list-item>
          <text:p text:style-name="P18">Sposoby stosowane na etapie implementacji:</text:p>
          <text:p text:style-name="P18">+ stosowanie zmiennych statycznych zamiast dynamicznych</text:p>
          <text:p text:style-name="P18">+ umieszczenie zagnieżdżonego kodu zamiast wywoływania procedur</text:p>
          <text:p text:style-name="P18">+ dobór typow o minimalnej niezbędnej wartości</text:p>
        </text:list-item>
      </text:list>
      <text:p text:style-name="P5"/>
      <text:p text:style-name="P6">Co przynosi zasadnicze zyski optymalizacyjne</text:p>
      <text:list xml:id="list35239055" text:style-name="L11">
        <text:list-item>
          <text:p text:style-name="P19">Zmiana algorytmu przetwarzania</text:p>
        </text:list-item>
        <text:list-item>
          <text:p text:style-name="P19">Wyłowienie wąskich gardeł (20% kodu a 80% czasu wykonanie)</text:p>
        </text:list-item>
        <text:list-item>
          <text:p text:style-name="P19">Zaprogramowanie ich w językach niższego poziomu</text:p>
        </text:list-item>
        <text:list-item>
          <text:p text:style-name="P19">denormalizacja relacyjnej bazy danych</text:p>
        </text:list-item>
        <text:list-item>
          <text:p text:style-name="P19">Stosowanie indeksów, tablic wskażników i innych struktur pomocniczych</text:p>
        </text:list-item>
        <text:list-item>
          <text:p text:style-name="P19">Analiza mechanizmów buforowania danych</text:p>
        </text:list-item>
      </text:list>
      <text:p text:style-name="P5"/>
      <text:p text:style-name="P5">D<text:span text:style-name="T1">ostosowanie do ograniczeeń i możliwości środowiska implementacji</text:span></text:p>
      <text:p text:style-name="P5">Ograniczenia:</text:p>
      <text:list xml:id="list35240005" text:style-name="L12">
        <text:list-item>
          <text:p text:style-name="P20">brak dziedziczenia wielokrotnego</text:p>
        </text:list-item>
        <text:list-item>
          <text:p text:style-name="P20">brak dziedziczenia</text:p>
        </text:list-item>
        <text:list-item>
          <text:p text:style-name="P20">brak metod wirtualnych (przesłanianie)</text:p>
        </text:list-item>
        <text:list-item>
          <text:p text:style-name="P20">brak zlożonych atrybutów</text:p>
        </text:list-item>
        <text:list-item>
          <text:p text:style-name="P20">brak typów multimedialnych</text:p>
        </text:list-item>
      </text:list>
      <text:p text:style-name="P5"/>
      <text:p text:style-name="P6">Określenie fizycznej struktury systemu</text:p>
      <text:list xml:id="list35219534" text:style-name="L13">
        <text:list-item>
          <text:p text:style-name="P21">określenie struktury kodu żródłowego (wyróżnienie plików źródlowych, zależności pomiedzy nimi oraz rozmieszczenie skladowych projektu w plikach źródłowych</text:p>
        </text:list-item>
        <text:list-item>
          <text:p text:style-name="P21">podziałsystemu na moduły poszczególne (aplikacje)</text:p>
        </text:list-item>
        <text:list-item>
          <text:p text:style-name="P21">fizyczne rozmieszczenie danych i aplikacji na stacjach roboczych i serwerach</text:p>
        </text:list-item>
      </text:list>
      <text:p text:style-name="P5"/>
      <text:p text:style-name="P6">Kryteria jakości projektu</text:p>
      <text:list xml:id="list35242940" text:style-name="L14">
        <text:list-item>
          <text:p text:style-name="P22">spójność</text:p>
        </text:list-item>
        <text:list-item>
          <text:p text:style-name="P22">stopień powiązania skladowych</text:p>
        </text:list-item>
        <text:list-item>
          <text:p text:style-name="P22">przejrzystość</text:p>
        </text:list-item>
      </text:list>
      <text:p text:style-name="P5"/>
      <text:p text:style-name="P6">Spójność</text:p>
      <text:list xml:id="list35215372" text:style-name="L15">
        <text:list-item>
          <text:p text:style-name="P23">opisuje na ile poszczególne części projektu pasują do siebie</text:p>
        </text:list-item>
        <text:list-item>
          <text:p text:style-name="P23">istotnym jest tu kryterium podzialu projektu na części</text:p>
        </text:list-item>
        <text:list-item>
          <text:p text:style-name="P23">rodzaje podziałów:</text:p>
          <text:p text:style-name="P23">+ podział przypadkowy</text:p>
          <text:p text:style-name="P23">+ podział logiczny</text:p>
          <text:p text:style-name="P23">+ podział czasowy</text:p>
          <text:p text:style-name="P23">+ podzial proceduralny (sekwencyjny)</text:p>
          <text:p text:style-name="P23">+ podział komunikacyjny</text:p>
          <text:p text:style-name="P23">+ podzial funkcjonalny</text:p>
        </text:list-item>
      </text:list>
      <text:list xml:id="list36642502" text:continue-list="list35242940" text:style-name="L14">
        <text:list-header>
          <text:p text:style-name="P22"/>
          <text:p text:style-name="P26">Stopień powiązania skladowych ? (można oceniać przy pomocy miar liczbowych) - minimalny</text:p>
        </text:list-header>
        <text:list-item>
          <text:p text:style-name="P22">korzystanie przez procesy/moduły z tych samych danych</text:p>
        </text:list-item>
        <text:list-item>
          <text:p text:style-name="P22">przeplyw danych pomiędzy procesami/modulami</text:p>
        </text:list-item>
        <text:list-item>
          <text:p text:style-name="P22">związki pomiędzy klasami</text:p>
        </text:list-item>
        <text:list-item>
          <text:p text:style-name="P22">przepływy komunikatów</text:p>
        </text:list-item>
        <text:list-item>
          <text:p text:style-name="P22">dziedziczenie</text:p>
        </text:list-item>
      </text:list>
      <text:p text:style-name="P5"/>
      <text:p text:style-name="P5"><text:span text:style-name="T1">Przejrzystość</text:span> – czytelność, łatwość w zrozumieniu</text:p>
      <text:p text:style-name="P5">Czynniki:</text:p>
      <text:list xml:id="list35236811" text:style-name="L16">
        <text:list-item>
          <text:p text:style-name="P24">odzwierciedlenie rzeczywistości</text:p>
        </text:list-item>
        <text:list-item>
          <text:p text:style-name="P24">spójność oraz stopień powiązania składowych</text:p>
        </text:list-item>
        <text:list-item>
          <text:p text:style-name="P24">zrozumiałe nazewnictwo</text:p>
        </text:list-item>
        <text:list-item>
          <text:p text:style-name="P24">czytelna i pełna specyfikacja</text:p>
        </text:list-item>
        <text:list-item>
          <text:p text:style-name="P24">odpowiednia złożoność składowych na danym poziomie abstrakcji</text:p>
        </text:list-item>
      </text:list>
      <text:p text:style-name="P5"/>
      <text:p text:style-name="P5"/>
      <text:p text:style-name="P5"/>
      <text:p text:style-name="P5"/>
      <text:list xml:id="list36628513" text:continue-list="list35234098" text:style-name="L3">
        <text:list-header>
          <text:p text:style-name="P11"><text:s text:c="3"/></text:p>
        </text:list-header>
      </text:list>
      <text:p text:style-name="P5"/>
      <text:list xml:id="list36624001" text:continue-numbering="true" text:style-name="L3">
        <text:list-item>
          <text:list>
            <text:list-header>
              <text:p text:style-name="P11"><text:tab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3T21:26:19.87</meta:creation-date>
    <dc:date>2011-04-06T16:50:53.03</dc:date>
    <meta:editing-duration>PT05H00M38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1" meta:paragraph-count="129" meta:word-count="847" meta:character-count="6222"/>
    <meta:user-defined meta:name="Informacja 1"/>
    <meta:user-defined meta:name="Informacja 2"/>
    <meta:user-defined meta:name="Informacja 3"/>
    <meta:user-defined meta:name="Informacja 4"/>
  </office:meta>
</office:document-meta>
</file>